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Courier New1" svg:font-family="'Courier New'" style:font-family-generic="modern"/>
    <style:font-face style:name="Times New Roman" svg:font-family="'Times New Roman'" style:font-family-generic="roman"/>
    <style:font-face style:name="Times new roman" svg:font-family="'Times new roman'" style:font-family-generic="roman"/>
    <style:font-face style:name="Courier New" svg:font-family="'Courier New'" style:font-family-generic="modern" style:font-pitch="fixed"/>
    <style:font-face style:name="Courier new" svg:font-family="'Courier new'" style:font-family-generic="modern" style:font-pitch="fixed"/>
    <style:font-face style:name="DejaVu Sans Condensed" svg:font-family="'DejaVu Sans Condensed'" style:font-family-generic="roman"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2" svg:font-family="'DejaVu Sans Condensed'"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6.925in" style:rel-column-width="65535*"/>
    </style:style>
    <style:style style:name="Table1.A1" style:family="table-cell">
      <style:table-cell-properties fo:padding="0.0382in" fo:border="0.0007in solid #000000"/>
    </style:style>
    <style:style style:name="Table2" style:family="table">
      <style:table-properties style:width="6.925in" table:align="margins" style:writing-mode="lr-tb"/>
    </style:style>
    <style:style style:name="Table2.A" style:family="table-column">
      <style:table-column-properties style:column-width="6.925in" style:rel-column-width="65535*"/>
    </style:style>
    <style:style style:name="Table2.A1" style:family="table-cell">
      <style:table-cell-properties fo:padding="0.0382in" fo:border="0.0007in solid #000000"/>
    </style:style>
    <style:style style:name="Table3" style:family="table">
      <style:table-properties style:width="6.925in" table:align="margins" style:writing-mode="lr-tb"/>
    </style:style>
    <style:style style:name="Table3.A" style:family="table-column">
      <style:table-column-properties style:column-width="6.925in" style:rel-column-width="65535*"/>
    </style:style>
    <style:style style:name="Table3.A1" style:family="table-cell">
      <style:table-cell-properties fo:padding="0.0382in" fo:border="0.0007in solid #000000"/>
    </style:style>
    <style:style style:name="P1"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style:font-name="Times New Roman" fo:font-size="16pt" fo:font-weight="bold" style:font-size-asian="16pt" style:font-weight-asian="bold" style:font-size-complex="16pt" style:font-weight-complex="bold"/>
    </style:style>
    <style:style style:name="P2"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style:font-name="DejaVu Sans" fo:font-size="16pt" fo:font-weight="bold" style:font-size-asian="16pt" style:font-weight-asian="bold" style:font-size-complex="16pt" style:font-weight-complex="bold"/>
    </style:style>
    <style:style style:name="P3"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style:font-name="Times New Roman" fo:font-size="12pt" fo:font-weight="bold" style:font-size-asian="12pt" style:font-weight-asian="bold" style:font-size-complex="12pt" style:font-weight-complex="bold"/>
    </style:style>
    <style:style style:name="P4"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style:font-name="DejaVu Sans" fo:font-size="14pt" fo:font-weight="bold" style:font-size-asian="14pt" style:font-weight-asian="bold" style:font-size-complex="14pt" style:font-weight-complex="bold"/>
    </style:style>
    <style:style style:name="P5" style:family="paragraph" style:parent-style-name="Standard">
      <style:paragraph-properties fo:margin-left="0in" fo:margin-right="0in" fo:text-align="justify" style:justify-single-word="false" fo:text-indent="-0.0075in" style:auto-text-indent="false" style:writing-mode="lr-tb">
        <style:tab-stops/>
      </style:paragraph-properties>
    </style:style>
    <style:style style:name="P6"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style:font-name="Times New Roman" fo:font-size="12pt" style:text-underline-style="none" fo:font-weight="normal" fo:background-color="transparent" style:font-size-asian="12pt" style:font-weight-asian="normal" style:font-size-complex="12pt" style:language-complex="fa" style:country-complex="IR" style:font-weight-complex="normal"/>
    </style:style>
    <style:style style:name="P7"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style:font-name="DejaVu Sans" fo:font-size="12pt" style:text-underline-style="none" fo:font-weight="bold" fo:background-color="transparent" style:font-size-asian="12pt" style:font-weight-asian="bold" style:font-size-complex="12pt" style:language-complex="fa" style:country-complex="IR" style:font-weight-complex="bold"/>
    </style:style>
    <style:style style:name="P8" style:family="paragraph" style:parent-style-name="Standard">
      <style:paragraph-properties fo:text-align="start" style:justify-single-word="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language="en" fo:country="none" style:font-size-asian="10pt" style:font-name-complex="Courier New1" style:font-size-complex="10pt"/>
    </style:style>
    <style:style style:name="P9" style:family="paragraph" style:parent-style-name="Table_20_Contents">
      <style:paragraph-properties fo:text-align="justify" style:justify-single-word="false"/>
      <style:text-properties style:font-name="Courier New" fo:font-size="10pt" style:font-size-asian="10pt" style:font-size-complex="10pt"/>
    </style:style>
    <style:style style:name="P10" style:family="paragraph" style:parent-style-name="Standard">
      <style:paragraph-properties fo:margin-left="0in" fo:margin-right="0in" fo:text-align="justify" style:justify-single-word="false" fo:text-indent="0in" style:auto-text-indent="false" style:writing-mode="lr-tb">
        <style:tab-stops/>
      </style:paragraph-properties>
      <style:text-properties style:font-name="Times New Roman" fo:font-size="12pt" style:text-underline-style="none" fo:font-weight="normal" fo:background-color="transparent" style:font-size-asian="12pt" style:font-weight-asian="normal" style:font-size-complex="12pt" style:language-complex="fa" style:country-complex="IR" style:font-weight-complex="normal"/>
    </style:style>
    <style:style style:name="P11" style:family="paragraph" style:parent-style-name="Standard">
      <style:paragraph-properties fo:text-align="start" style:justify-single-word="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size="10pt" fo:language="en" fo:country="none" style:font-size-asian="10pt" style:font-name-complex="Courier New1" style:font-size-complex="10pt"/>
    </style:style>
    <style:style style:name="P12" style:family="paragraph" style:parent-style-name="Standard">
      <style:paragraph-properties fo:text-align="start" style:justify-single-word="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language="en" fo:country="none" style:font-size-asian="10pt" style:font-name-complex="Courier New1" style:font-size-complex="10pt"/>
    </style:style>
    <style:style style:name="P13"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style:font-name="DejaVu Sans" fo:font-size="14pt" style:text-underline-style="none" fo:font-weight="bold" fo:background-color="transparent" style:font-size-asian="14pt" style:font-weight-asian="bold" style:font-size-complex="14pt" style:language-complex="fa" style:country-complex="IR" style:font-weight-complex="bold"/>
    </style:style>
    <style:style style:name="P14" style:family="paragraph" style:parent-style-name="Standard" style:list-style-name="L1">
      <style:paragraph-properties fo:margin-left="0in" fo:margin-right="0in" fo:text-align="justify" style:justify-single-word="false" fo:text-indent="-0.0075in" style:auto-text-indent="false" style:writing-mode="lr-tb">
        <style:tab-stops/>
      </style:paragraph-properties>
      <style:text-properties style:font-name="Times New Roman" fo:font-size="12pt" style:text-underline-style="none" fo:font-weight="bold" fo:background-color="transparent" style:font-size-asian="12pt" style:font-weight-asian="bold" style:font-size-complex="12pt" style:language-complex="fa" style:country-complex="IR" style:font-weight-complex="bold"/>
    </style:style>
    <style:style style:name="P15" style:family="paragraph" style:parent-style-name="Standard" style:list-style-name="L1">
      <style:paragraph-properties fo:margin-left="0in" fo:margin-right="0in" fo:text-align="justify" style:justify-single-word="false" fo:text-indent="-0.0075in" style:auto-text-indent="false" style:writing-mode="lr-tb">
        <style:tab-stops/>
      </style:paragraph-properties>
      <style:text-properties style:font-name="Times New Roman" fo:font-size="12pt" style:text-underline-style="none" fo:font-weight="normal" fo:background-color="transparent" style:font-size-asian="12pt" style:font-weight-asian="normal" style:font-size-complex="12pt" style:language-complex="fa" style:country-complex="IR" style:font-weight-complex="normal"/>
    </style:style>
    <style:style style:name="P16" style:family="paragraph" style:parent-style-name="Standard">
      <style:paragraph-properties fo:margin-left="0in" fo:margin-right="0in" fo:text-align="justify" style:justify-single-word="false" fo:text-indent="0in" style:auto-text-indent="false" style:writing-mode="lr-tb">
        <style:tab-stops/>
      </style:paragraph-properties>
      <style:text-properties style:font-name="Times New Roman" fo:font-size="14pt" style:text-underline-style="none" fo:font-weight="bold" fo:background-color="transparent" style:font-size-asian="14pt" style:font-weight-asian="bold" style:font-size-complex="14pt" style:language-complex="fa" style:country-complex="IR" style:font-weight-complex="bold"/>
    </style:style>
    <style:style style:name="P17" style:family="paragraph" style:parent-style-name="Standard">
      <style:paragraph-properties fo:margin-left="0in" fo:margin-right="0in" fo:text-align="justify" style:justify-single-word="false" fo:text-indent="0in" style:auto-text-indent="false" fo:break-before="page" style:writing-mode="lr-tb">
        <style:tab-stops/>
      </style:paragraph-properties>
      <style:text-properties style:font-name="DejaVu Sans" fo:font-size="14pt" style:text-underline-style="none" fo:font-weight="bold" fo:background-color="transparent" style:font-size-asian="14pt" style:font-weight-asian="bold" style:font-size-complex="14pt" style:language-complex="fa" style:country-complex="IR" style:font-weight-complex="bold"/>
    </style:style>
    <style:style style:name="T1" style:family="text">
      <style:text-properties style:font-name="Times New Roman" fo:font-size="12pt" style:text-underline-style="none" fo:font-weight="normal" style:font-size-asian="12pt" style:font-weight-asian="normal" style:font-size-complex="12pt" style:language-complex="fa" style:country-complex="IR" style:font-weight-complex="normal"/>
    </style:style>
    <style:style style:name="T2" style:family="text">
      <style:text-properties style:font-name="Times New Roman" fo:font-size="12pt" style:text-underline-style="solid" style:text-underline-width="auto" style:text-underline-color="font-color" fo:font-weight="normal" style:font-size-asian="12pt" style:font-weight-asian="normal" style:font-size-complex="12pt" style:language-complex="fa" style:country-complex="IR" style:font-weight-complex="normal"/>
    </style:style>
    <style:style style:name="T3" style:family="text">
      <style:text-properties style:font-name="Times New Roman"/>
    </style:style>
    <style:style style:name="T4" style:family="text">
      <style:text-properties fo:language="en" fo:country="none"/>
    </style:style>
    <style:style style:name="T5" style:family="text">
      <style:text-properties style:font-name="Times new roman" fo:language="en" fo:country="none" style:font-name-complex="Courier New1"/>
    </style:style>
    <style:style style:name="T6" style:family="text">
      <style:text-properties style:font-name="Times new roman" fo:font-size="12pt" style:text-underline-style="none" fo:font-weight="normal" fo:background-color="transparent" style:font-size-asian="12pt" style:font-weight-asian="normal" style:font-size-complex="12pt" style:language-complex="fa" style:country-complex="IR" style:font-weight-complex="normal"/>
    </style:style>
    <style:style style:name="T7" style:family="text">
      <style:text-properties style:font-name="Courier New1"/>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2">Chapter 3: Installation and Basic Configuration</text:p>
      <text:p text:style-name="P3"/>
      <text:p text:style-name="P3"/>
      <text:p text:style-name="P3"/>
      <text:p text:style-name="P4">3.1 <text:s text:c="2"/>IPtables' Configuration and Installation</text:p>
      <text:p text:style-name="P5"><text:span text:style-name="T1">In this book I will focus on the latest version of iptables' source package available at </text:span><text:a xlink:type="simple" xlink:href="http://www.netfilter.org/"><text:span text:style-name="T2">http://www.netfilter.org/</text:span></text:a><text:span text:style-name="T1"> which is 1.4.1-rc3 at the time of this writing. In order for iptables to work for you, you need to consider two things. The first is the kernel which should support Netfilter/iptables' modules, and the second is the user-space package which should be compiled and installed to give you binaries you need. The iptables' binaries are built from source in this book in order to show you the options you can have for your iptables' installation. IPtables</text:span><text:span text:style-name="T3"> is a standard part of all modern Linux distributions</text:span><text:span text:style-name="T1">. The <text:s/>compilation and installation of the iptables from its source package will be shown in this chapter.</text:span></text:p>
      <text:p text:style-name="P6"/>
      <text:p text:style-name="P7">3.1.1 <text:s text:c="2"/>Probing of Kernel Modules</text:p>
      <text:p text:style-name="P6">In order to know whether you have iptables' modules installed or not, you should run commands shown in Figure 3-1, but first you should login as root.</text:p>
      <text:p text:style-name="P6"/>
      <table:table table:name="Table1" table:style-name="Table1">
        <table:table-column table:style-name="Table1.A"/>
        <table:table-row>
          <table:table-cell table:style-name="Table1.A1" office:value-type="string">
            <text:p text:style-name="P8"># su</text:p>
            <text:p text:style-name="P8">Password:</text:p>
            <text:p text:style-name="P8"># modprobe ip_tables</text:p>
            <text:p text:style-name="P8"># lsmod | grep ip_tables</text:p>
          </table:table-cell>
        </table:table-row>
      </table:table>
      <text:p text:style-name="P6">Figure 3-1. Probing for the existence of iptables' kernel modules</text:p>
      <text:p text:style-name="P6"/>
      <text:p text:style-name="P6">If it is shown like what is in Figure 3-2, then you have the modules installed.</text:p>
      <text:p text:style-name="P6"/>
      <table:table table:name="Table2" table:style-name="Table2">
        <table:table-column table:style-name="Table2.A"/>
        <table:table-row>
          <table:table-cell table:style-name="Table2.A1" office:value-type="string">
            <text:p text:style-name="P9">#</text:p>
            <text:p text:style-name="P9">ip_tables <text:s text:c="13"/>13028 <text:s/>1 IPTable_raw</text:p>
            <text:p text:style-name="P9">x_tables <text:s text:c="14"/>13316 <text:s/>1 ip_tables</text:p>
            <text:p text:style-name="P9">#</text:p>
          </table:table-cell>
        </table:table-row>
      </table:table>
      <text:p text:style-name="P6">Figure 3-2. Output of the kernel module probation</text:p>
      <text:p text:style-name="P6"/>
      <text:p text:style-name="P6">But if it is not shown like what is in Figure 3-2, then you should rebuild your kernel with support for the Netfilter modules. In this book I won't<text:span text:style-name="T4"> cover the kernel rebuild process, but many resources are available on the Internet to help you through this step (take a look at http://www.linuxdoc.org/HOWTO/Kernel-HOWTO.html). It is really an easy process.</text:span></text:p>
      <text:p text:style-name="P6"/>
      <text:p text:style-name="P7">3.1.2 <text:s text:c="2"/>Compiling and Installing IPtables 1.4.1</text:p>
      <text:p text:style-name="P10">For installing iptables, first you should unpack the files and compile them. The compilation is a two step process which you should configure your sources before you can make them. IPtables' source package gives us a few configuration option which you can use to customize iptables to your own preferences. These options are listed in the “INSTALL” file in the root directory of the iptables' source package. For more information refer to appendix D.</text:p>
      <text:p text:style-name="P6"/>
      <text:p text:style-name="P6">The compilation process does not need kernel sources as its prerequisite, but you should obviously have a compiler (e.g. “GCC”), “glibc-devel” and “linux-kernel-headers” installed.</text:p>
      <text:p text:style-name="P6">You can also patch your iptables' files to upgrade them to the RC3 release, but it is not necessary. By default the kernel directory used for iptables' making process is set to <text:span text:style-name="T5">/usr/src/linux, but you can change it easily by setting the KERNEL_DIR parameter. </text:span>The unpacking, compilation and installation instructions are shown in Figure 3-3.</text:p>
      <text:p text:style-name="P6"/>
      <table:table table:name="Table3" table:style-name="Table3">
        <table:table-column table:style-name="Table3.A"/>
        <table:table-row>
          <table:table-cell table:style-name="Table3.A1" office:value-type="string">
            <text:p text:style-name="P11"># tar xvjf IPTables-1.4.1.tar.bz2</text:p>
            <text:p text:style-name="P11"># cd IPTables-1.4.1</text:p>
            <text:p text:style-name="P11"># ./configure (use it only if you want to enable a new compilation feature)</text:p>
            <text:p text:style-name="P11"># make KERNEL_DIR=<text:span text:style-name="T6">/usr/src/linux</text:span></text:p>
            <text:p text:style-name="P12"># make install <text:span text:style-name="T7">KERNEL_DIR=</text:span><text:span text:style-name="T6">/usr/src/linux</text:span></text:p>
          </table:table-cell>
        </table:table-row>
      </table:table>
      <text:p text:style-name="P6">Figure 3-3. Unpacking, configuring and making iptables</text:p>
      <text:p text:style-name="P6"/>
      <text:p text:style-name="P6">If no error messages shown, then you have successfully configured and installed iptables. In other cases, you can find the answers easily on the Internet.</text:p>
      <text:p text:style-name="P6"/>
      <text:p text:style-name="P13">3.2 <text:s text:c="2"/>Overview of IPtables' Executables</text:p>
      <text:p text:style-name="P6">After successful compilation and installation of iptables, there would be some executables which are shown below:</text:p>
      <text:p text:style-name="P6"/>
      <text:list text:style-name="L1">
        <text:list-item>
          <text:p text:style-name="P14">IPtables: <text:span text:style-name="T8">The iptables' main executable file is used to add, remove, modify and delete rules, matches, tables, targets, ..., for IPv4.</text:span></text:p>
        </text:list-item>
        <text:list-item>
          <text:p text:style-name="P14">IPtables-save: <text:span text:style-name="T8">This executable file is used to store the rules you have added to your current iptables' configuration (In other words, the running config) for IPv4.</text:span></text:p>
        </text:list-item>
        <text:list-item>
          <text:p text:style-name="P14">IPtables-restore: <text:span text:style-name="T8">This executable file is used to retrieve the rules from your current iptables' configuration file(In other words, the running config) for IPv4.</text:span></text:p>
        </text:list-item>
        <text:list-item>
          <text:p text:style-name="P14">IPtables-xml: <text:span text:style-name="T8">This executable file is used to convert the output of iptables-save into an easily manipulatable XML format to STDOUT.</text:span></text:p>
        </text:list-item>
      </text:list>
      <text:p text:style-name="P10"/>
      <text:p text:style-name="P10">And their equivalent IPv6 version are:</text:p>
      <text:p text:style-name="P10"/>
      <text:list text:style-name="L1">
        <text:list-item text:start-value="1">
          <text:p text:style-name="P14">IP6tables: <text:span text:style-name="T8">The iptables' main executable file is used to add, remove, modify and delete rules, matches, tables, targets, ..., for IPv6.</text:span></text:p>
        </text:list-item>
        <text:list-item>
          <text:p text:style-name="P15"><text:span text:style-name="T9">IP6table-save: </text:span>This executable file is used to store the rules you have added to your current iptables' configuration (In other words, the running config) for IPv6.</text:p>
        </text:list-item>
        <text:list-item>
          <text:p text:style-name="P14">IP6tables-restore: <text:span text:style-name="T8">This executable file is used to retrieve the rules from your current iptables' configuration file (In other words, the running config) for IPv6.</text:span></text:p>
        </text:list-item>
      </text:list>
      <text:p text:style-name="P10"/>
      <text:p text:style-name="P10">For more information about the tools refer to their man pages or be patient and read the rest of the book.</text:p>
      <text:p text:style-name="P16"/>
      <text:p text:style-name="P17">3.3<text:tab/>Summary:</text:p>
      <text:p text:style-name="P10">In this chapter, you learnt how to configure and install iptables' package from source. You also learnt how to probe the existence of iptables' kernel modules. This is good when you want to work with a system that you know nothing about and want to install and configure iptables on it. The iptables' package executables has been explored and a new tool, iptables-xml has been introduc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Courier New1" svg:font-family="'Courier New'" style:font-family-generic="modern"/>
    <style:font-face style:name="Times New Roman" svg:font-family="'Times New Roman'" style:font-family-generic="roman"/>
    <style:font-face style:name="Times new roman" svg:font-family="'Times new roman'" style:font-family-generic="roman"/>
    <style:font-face style:name="Courier New" svg:font-family="'Courier New'" style:font-family-generic="modern" style:font-pitch="fixed"/>
    <style:font-face style:name="Courier new" svg:font-family="'Courier new'" style:font-family-generic="modern" style:font-pitch="fixed"/>
    <style:font-face style:name="DejaVu Sans Condensed" svg:font-family="'DejaVu Sans Condensed'" style:font-family-generic="roman"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2" svg:font-family="'DejaVu Sans Condensed'"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Condensed" fo:font-size="12pt" fo:language="en" fo:country="US" style:font-name-asian="DejaVu Sans Condensed2" style:font-size-asian="12pt" style:language-asian="en" style:country-asian="US" style:font-name-complex="DejaVu Sans Condensed2"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 Condensed1" fo:font-size="14pt" style:font-name-asian="DejaVu Sans Condensed2" style:font-size-asian="14pt" style:font-name-complex="DejaVu Sans Condensed2" style:font-size-complex="14pt"/>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3-<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root</meta:initial-creator>
    <meta:creation-date>2008-06-16T17:03:10</meta:creation-date>
    <dc:date>2008-07-24T12:31:34</dc:date>
    <dc:language>en-US</dc:language>
    <meta:editing-cycles>144</meta:editing-cycles>
    <meta:editing-duration>PT3H15M17S</meta:editing-duration>
    <meta:user-defined meta:name="Info 1"/>
    <meta:user-defined meta:name="Info 2"/>
    <meta:user-defined meta:name="Info 3"/>
    <meta:user-defined meta:name="Info 4"/>
    <meta:document-statistic meta:table-count="3" meta:image-count="0" meta:object-count="0" meta:page-count="3" meta:paragraph-count="42" meta:word-count="807" meta:character-count="4868"/>
  </office:meta>
</office:document-meta>
</file>